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ly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3,C1</text:p>
          </table:table-cell>
          <table:table-cell office:value-type="string" calcext:value-type="string">
            <text:p>C_Radial_D10_L21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µ</text:p>
          </table:table-cell>
          <table:table-cell office:value-type="string" calcext:value-type="string">
            <text:p>16ZL680MEFC10X16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4,C5,C6</text:p>
          </table:table-cell>
          <table:table-cell office:value-type="string" calcext:value-type="string">
            <text:p>C_Radial_D8_L13_P3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MCGPR16V227M6.3X11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,C8,C10</text:p>
          </table:table-cell>
          <table:table-cell office:value-type="string" calcext:value-type="string">
            <text:p>C_Disc_D3_P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CFYU6104Z6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FC68148 DC10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Diode_DO-201AD_Horizontal_R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ttky 5A</text:p>
          </table:table-cell>
          <table:table-cell office:value-type="string" calcext:value-type="string">
            <text:p>1N5822-E3/73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,L2,L3</text:p>
          </table:table-cell>
          <table:table-cell office:value-type="string" calcext:value-type="string">
            <text:p>Neosid_Inductor_MA-Bs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RLB0914-330K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LM2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2596</text:p>
          </table:table-cell>
          <table:table-cell office:value-type="string" calcext:value-type="string">
            <text:p>LM2596T-5.0/NOP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ultiwatt_15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N</text:p>
          </table:table-cell>
          <table:table-cell office:value-type="string" calcext:value-type="string">
            <text:p>L298N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R_Box_L13.0mm_W4.0mm_P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F12 1K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USB_A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73725-0110BLF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1,P3,P5,P6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ltS1S2,Fan+-,HP1+-,HP2+-</text:p>
          </table:table-cell>
          <table:table-cell office:value-type="string" calcext:value-type="string">
            <text:p>S2B-EH(LF)(SN)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4,P7,P8</text:p>
          </table:table-cell>
          <table:table-cell office:value-type="string" calcext:value-type="string">
            <text:p>JST_EH_S03B-EH_03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 +s-, servo-s+, rings-+</text:p>
          </table:table-cell>
          <table:table-cell office:value-type="string" calcext:value-type="string">
            <text:p>S3B-EH(LF)(SN)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9,P10</text:p>
          </table:table-cell>
          <table:table-cell office:value-type="string" calcext:value-type="string">
            <text:p>JST_EH_S04B-EH_04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 sdsc-+, RGB R-GB</text:p>
          </table:table-cell>
          <table:table-cell office:value-type="string" calcext:value-type="string">
            <text:p>S4B-EH(LF)(SN)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TO-92_Inline_Narrow_Ov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_NPN_ECB</text:p>
          </table:table-cell>
          <table:table-cell office:value-type="string" calcext:value-type="string">
            <text:p>BC63916_D27Z 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O-220-2_Vert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R220T-20-R500F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,R3,R4,R5</text:p>
          </table:table-cell>
          <table:table-cell office:value-type="string" calcext:value-type="string">
            <text:p>R_Box_L13.0mm_W4.0mm_P9.00mm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F50 270R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7,R8,R9</text:p>
          </table:table-cell>
          <table:table-cell office:value-type="string" calcext:value-type="string">
            <text:p>R_Box_L13.0mm_W4.0mm_P9.00mm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9339299" calcext:value-type="float">
            <text:p>9339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32_W15.24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mini</text:p>
          </table:table-cell>
          <table:table-cell table:style-name="Default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02:37:59.334533705</dc:date>
    <meta:editing-duration>PT16M59S</meta:editing-duration>
    <meta:editing-cycles>2</meta:editing-cycles>
    <meta:generator>LibreOffice/5.1.6.2$Linux_X86_64 LibreOffice_project/10m0$Build-2</meta:generator>
    <meta:document-statistic meta:table-count="1" meta:cell-count="113" meta:object-count="0"/>
  </office:meta>
</office:document-meta>
</file>